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gradient" draw:fill-gradient-name="Gradient_5f_0" draw:shadow="hidden"/>
    </style:style>
    <style:style style:name="gr2" style:family="graphic" style:parent-style-name="standard">
      <style:graphic-properties draw:stroke="solid" svg:stroke-width="0.106cm" svg:stroke-color="#404040" svg:stroke-opacity="100%" draw:stroke-linejoin="round" svg:stroke-linecap="round" draw:fill="none" fo:padding-top="0.178cm" fo:padding-bottom="0.178cm" fo:padding-left="0.303cm" fo:padding-right="0.303cm" draw:shadow="hidden"/>
    </style:style>
    <style:style style:name="gr3" style:family="graphic" style:parent-style-name="standard">
      <style:graphic-properties draw:stroke="none" draw:fill="none" draw:textarea-vertical-align="middle" fo:min-height="4.968cm" fo:min-width="2.54cm" fo:padding-top="0.141cm" fo:padding-bottom="0.141cm" fo:padding-left="0.141cm" fo:padding-right="0.141cm"/>
    </style:style>
    <style:style style:name="gr4" style:family="graphic" style:parent-style-name="standard">
      <style:graphic-properties draw:stroke="solid" svg:stroke-width="0.053cm" svg:stroke-color="#404040" draw:marker-end="Marker_5f_0" draw:marker-end-width="0.388cm" svg:stroke-opacity="100%" draw:stroke-linejoin="round" svg:stroke-linecap="round" draw:fill="none" fo:padding-top="0.151cm" fo:padding-bottom="0.151cm" fo:padding-left="0.276cm" fo:padding-right="0.276cm" draw:shadow="hidden"/>
    </style:style>
    <style:style style:name="gr5" style:family="graphic" style:parent-style-name="standard">
      <style:graphic-properties draw:stroke="none" draw:fill="none" draw:textarea-vertical-align="middle" fo:min-height="1.233cm" fo:min-width="2.54cm" fo:padding-top="0.141cm" fo:padding-bottom="0.141cm" fo:padding-left="0.141cm" fo:padding-right="0.141cm"/>
    </style:style>
    <style:style style:name="gr6" style:family="graphic" style:parent-style-name="standard">
      <style:graphic-properties draw:stroke="none" draw:fill="none" draw:textarea-vertical-align="middle" fo:min-height="4.189cm" fo:min-width="2.54cm" fo:padding-top="0.141cm" fo:padding-bottom="0.141cm" fo:padding-left="0.141cm" fo:padding-right="0.141cm"/>
    </style:style>
    <style:style style:name="gr7" style:family="graphic" style:parent-style-name="standard">
      <style:graphic-properties draw:stroke="solid" svg:stroke-width="0.053cm" svg:stroke-color="#404040" draw:marker-start="Marker_5f_0" draw:marker-start-width="0.388cm" svg:stroke-opacity="100%" draw:stroke-linejoin="round" svg:stroke-linecap="round" draw:fill="none" fo:padding-top="0.151cm" fo:padding-bottom="0.151cm" fo:padding-left="0.276cm" fo:padding-right="0.276cm" draw:shadow="hidden"/>
    </style:style>
    <style:style style:name="P1" style:family="paragraph">
      <loext:graphic-properties draw:fill="gradient" draw:fill-gradient-name="Gradient_5f_0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style:paragraph-properties fo:margin-left="0cm" fo:margin-right="0cm" fo:margin-top="0cm" fo:margin-bottom="0cm" fo:line-height="120%" fo:text-align="start" fo:text-indent="0cm"/>
    </style:style>
    <style:style style:name="P5" style:family="paragraph">
      <loext:graphic-properties draw:fill="none"/>
      <style:paragraph-properties fo:margin-left="0cm" fo:margin-right="0cm" fo:margin-top="0cm" fo:margin-bottom="0cm" fo:line-height="120%" fo:text-align="start" fo:text-indent="0cm"/>
    </style:style>
    <style:style style:name="T1" style:family="text">
      <style:text-properties fo:color="#000000" style:font-name="Calibri1" fo:font-size="30pt" style:font-name-asian="Calibri1" style:font-size-asian="30pt" style:font-name-complex="Calibri1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ページ - 1" draw:style-name="dp1" draw:master-page-name="PM0">
        <draw:g>
          <draw:g>
            <draw:path draw:style-name="gr1" draw:text-style-name="P1" draw:layer="layout" svg:width="9.5cm" svg:height="6cm" svg:x="5.461cm" svg:y="2.853cm" svg:viewBox="0 0 9501 6001" svg:d="M0 3001c0-553 199-1022 636-1501 438-478 982-822 1739-1098 758-276 1501-402 2375-402 875 0 1618 126 2376 402 757 276 1301 620 1739 1098 437 479 636 948 636 1500v1c0 552-199 1021-636 1500-438 478-982 822-1739 1098-758 276-1501 402-2375 402-875 0-1618-126-2376-402-757-276-1301-620-1739-1098-437-479-636-948-636-1500z">
              <text:p/>
            </draw:path>
            <draw:path draw:style-name="gr2" draw:text-style-name="P2" draw:layer="layout" svg:width="9.5cm" svg:height="6cm" svg:x="5.461cm" svg:y="2.853cm" svg:viewBox="0 0 9501 6001" svg:d="M0 3001c0-553 199-1022 636-1501 438-478 982-822 1739-1098 758-276 1501-402 2375-402 875 0 1618 126 2376 402 757 276 1301 620 1739 1098 437 479 636 948 636 1500v1c0 552-199 1021-636 1500-438 478-982 822-1739 1098-758 276-1501 402-2375 402-875 0-1618-126-2376-402-757-276-1301-620-1739-1098-437-479-636-948-636-1500z">
              <text:p/>
            </draw:path>
          </draw:g>
          <draw:frame draw:style-name="gr3" draw:text-style-name="P2" draw:layer="layout" svg:width="8.312cm" svg:height="5.25cm" svg:x="6.055cm" svg:y="3.228cm">
            <draw:text-box>
              <text:p text:style-name="P3"><text:span text:style-name="T1">ACTIVE</text:span></text:p>
            </draw:text-box>
          </draw:frame>
        </draw:g>
        <draw:g>
          <draw:g>
            <draw:path draw:style-name="gr1" draw:text-style-name="P1" draw:layer="layout" svg:width="9.5cm" svg:height="6cm" svg:x="17.461cm" svg:y="2.853cm" svg:viewBox="0 0 9501 6001" svg:d="M0 3000c0-552 199-1022 636-1500 438-478 982-822 1739-1098 758-276 1501-402 2375-402 875 0 1618 126 2376 402 757 276 1301 620 1739 1098 437 478 636 948 636 1500s-199 1022-636 1501c-438 478-982 822-1739 1098-758 276-1501 402-2375 402-875 0-1618-126-2376-402-757-276-1301-620-1739-1098-437-479-636-949-636-1501z">
              <text:p/>
            </draw:path>
            <draw:path draw:style-name="gr2" draw:text-style-name="P2" draw:layer="layout" svg:width="9.5cm" svg:height="6cm" svg:x="17.461cm" svg:y="2.853cm" svg:viewBox="0 0 9501 6001" svg:d="M0 3000c0-552 199-1022 636-1500 438-478 982-822 1739-1098 758-276 1501-402 2375-402 875 0 1618 126 2376 402 757 276 1301 620 1739 1098 437 478 636 948 636 1500s-199 1022-636 1501c-438 478-982 822-1739 1098-758 276-1501 402-2375 402-875 0-1618-126-2376-402-757-276-1301-620-1739-1098-437-479-636-949-636-1501z">
              <text:p/>
            </draw:path>
          </draw:g>
          <draw:frame draw:style-name="gr3" draw:text-style-name="P2" draw:layer="layout" svg:width="8.312cm" svg:height="5.25cm" svg:x="18.055cm" svg:y="3.228cm">
            <draw:text-box>
              <text:p text:style-name="P3"><text:span text:style-name="T1">INACTIVE</text:span></text:p>
            </draw:text-box>
          </draw:frame>
        </draw:g>
        <draw:path draw:style-name="gr4" draw:text-style-name="P2" draw:layer="layout" svg:width="12cm" svg:height="1.501cm" svg:x="10.211cm" svg:y="8.853cm" svg:viewBox="0 0 12001 1502" svg:d="M12001 0c-4001 2002-8001 2002-12001 0">
          <text:p/>
        </draw:path>
        <draw:path draw:style-name="gr4" draw:text-style-name="P2" draw:layer="layout" svg:width="12cm" svg:height="1.5cm" svg:x="10.211cm" svg:y="1.353cm" svg:viewBox="0 0 12001 1501" svg:d="M0 1501c4000-2001 8000-2001 12001 0">
          <text:p/>
        </draw:path>
        <draw:frame draw:style-name="gr5" draw:text-style-name="P2" draw:layer="layout" svg:width="3.669cm" svg:height="1.515cm" svg:x="14.211cm" svg:y="-0.122cm">
          <draw:text-box>
            <text:p text:style-name="P3"><text:span text:style-name="T1">Sense</text:span></text:p>
          </draw:text-box>
        </draw:frame>
        <draw:frame draw:style-name="gr6" draw:text-style-name="P5" draw:layer="layout" svg:width="4.547cm" svg:height="4.471cm" svg:x="14.605cm" svg:y="9.345cm">
          <draw:text-box>
            <text:p text:style-name="P4"><text:span text:style-name="T1">Detect</text:span></text:p>
            <text:p text:style-name="P4"><text:span text:style-name="T1">Fail</text:span></text:p>
          </draw:text-box>
        </draw:frame>
        <draw:path draw:style-name="gr7" draw:text-style-name="P2" draw:layer="layout" svg:width="5.472cm" svg:height="5.762cm" svg:x="0.431cm" svg:y="2.973cm" svg:viewBox="0 0 5473 5763" svg:d="M5473 1621c0 0-1-1-1-2-233-476-539-829-978-1125-440-297-881-449-1411-486-529-37-987 52-1463 285-477 232-829 538-1126 978s-449 881-486 1410 52 987 285 1464c233 476 539 828 978 1125 440 296 881 448 1411 485 529 37 987-52 1463-284 477-233 829-539 1126-978 76-114 135-214 195-336">
          <text:p/>
        </draw:path>
        <draw:path draw:style-name="gr7" draw:text-style-name="P2" draw:layer="layout" svg:width="5.606cm" svg:height="5.861cm" svg:x="26.481cm" svg:y="3.045cm" svg:viewBox="0 0 5607 5862" svg:d="M0 4124c7 16 13 30 21 46 228 489 533 852 974 1162 442 309 888 471 1425 518 538 47 1005-35 1494-263s852-533 1161-975c310-442 472-888 519-1425s-35-1005-263-1494-533-852-975-1162c-442-309-888-471-1425-518s-1005 35-1493 263c-489 228-853 533-1162 975-75 107-132 201-193 317">
          <text:p/>
        </draw:path>
        <draw:frame draw:style-name="gr5" draw:text-style-name="P2" draw:layer="layout" svg:width="3.669cm" svg:height="1.515cm" svg:x="27.211cm" svg:y="1.596cm">
          <draw:text-box>
            <text:p text:style-name="P3"><text:span text:style-name="T1">Sense</text:span></text:p>
          </draw:text-box>
        </draw:frame>
        <draw:frame draw:style-name="gr5" draw:text-style-name="P2" draw:layer="layout" svg:width="3.669cm" svg:height="1.515cm" svg:x="1.331cm" svg:y="1.365cm">
          <draw:text-box>
            <text:p text:style-name="P3"><text:span text:style-name="T1">Fai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5f_0" draw:display-name="Gradient_0" draw:style="linear" draw:start-color="#ffffff" draw:end-color="#f0f0f0" draw:start-intensity="100%" draw:end-intensity="100%" draw:angle="0" draw:border="0%"/>
    <draw:marker draw:name="Arrow" svg:viewBox="0 0 20 30" svg:d="M10 0l-10 30h20z"/>
    <draw:marker draw:name="Marker_5f_0" draw:display-name="Marker_0" svg:viewBox="0 0 20 20" svg:d="M10 0l-10 20c7-3 13-3 20 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2.518cm" fo:page-height="12.9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0-25T16:10:22.008340953</dc:date>
    <meta:creation-date>1600-12-31T19:03:58Z</meta:creation-date>
    <meta:generator>LibreOffice/5.1.6.2$Linux_X86_64 LibreOffice_project/10m0$Build-2</meta:generator>
    <meta:editing-duration>PT4M9S</meta:editing-duration>
    <meta:editing-cycles>1</meta:editing-cycles>
    <meta:document-statistic meta:object-count="18"/>
  </office:meta>
</office:document-meta>
</file>